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4.88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7cm" fo:break-before="auto" style:use-optimal-row-height="true"/>
    </style:style>
    <style:style style:name="ro3" style:family="table-row">
      <style:table-row-properties style:row-height="1.923cm" fo:break-before="auto" style:use-optimal-row-height="true"/>
    </style:style>
    <style:style style:name="ro4" style:family="table-row">
      <style:table-row-properties style:row-height="2.429cm" fo:break-before="auto" style:use-optimal-row-height="true"/>
    </style:style>
    <style:style style:name="ro5" style:family="table-row">
      <style:table-row-properties style:row-height="2.0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table:number-columns-repeated="4"/>
        </table:table-row>
        <table:table-row table:style-name="ro2">
          <table:table-cell office:value-type="string">
            <text:p>Entity</text:p>
          </table:table-cell>
          <table:table-cell office:value-type="string">
            <text:p>Data availability</text:p>
          </table:table-cell>
          <table:table-cell office:value-type="string">
            <text:p>Importance for commuter flows</text:p>
          </table:table-cell>
          <table:table-cell office:value-type="string">
            <text:p>Ease of model inclusion</text:p>
          </table:table-cell>
        </table:table-row>
        <table:table-row table:style-name="ro3">
          <table:table-cell office:value-type="string">
            <text:p>People</text:p>
          </table:table-cell>
          <table:table-cell office:value-type="string">
            <text:p>High: commuting data collected in the Census and surveys</text:p>
          </table:table-cell>
          <table:table-cell office:value-type="string">
            <text:p>High: personal behaviour</text:p>
          </table:table-cell>
          <table:table-cell office:value-type="string">
            <text:p>High: individuals are basic unit of analysis</text:p>
          </table:table-cell>
        </table:table-row>
        <table:table-row table:style-name="ro4">
          <table:table-cell office:value-type="string">
            <text:p>Organisations</text:p>
          </table:table-cell>
          <table:table-cell office:value-type="string">
            <text:p>Low: rapid change (especially in private sector operators) and poor accountability in many cases</text:p>
          </table:table-cell>
          <table:table-cell office:value-type="string">
            <text:p>Medium: councils and companies influence travel patterns</text:p>
          </table:table-cell>
          <table:table-cell office:value-type="string">
            <text:p>Low: organisations often diffuse bodies</text:p>
          </table:table-cell>
        </table:table-row>
        <table:table-row table:style-name="ro5">
          <table:table-cell office:value-type="string">
            <text:p>Commodities, goods and services</text:p>
          </table:table-cell>
          <table:table-cell office:value-type="string">
            <text:p>Low: petrol sales and bus ticket data not publicly available</text:p>
          </table:table-cell>
          <table:table-cell office:value-type="string">
            <text:p>Medium: travel is affected by price of fuel</text:p>
          </table:table-cell>
          <table:table-cell office:value-type="string">
            <text:p>Medium: can be defined by price of oil; depends on elasticity</text:p>
          </table:table-cell>
        </table:table-row>
        <table:table-row table:style-name="ro4">
          <table:table-cell office:value-type="string">
            <text:p>Land</text:p>
          </table:table-cell>
          <table:table-cell office:value-type="string">
            <text:p>High: maps of terrain and land use readily available</text:p>
          </table:table-cell>
          <table:table-cell office:value-type="string">
            <text:p>Medium: network distance and terrain affect travel behaviour</text:p>
          </table:table-cell>
          <table:table-cell office:value-type="string">
            <text:p>Medium: via influence of topology and distance</text:p>
          </table:table-cell>
        </table:table-row>
        <table:table-row table:style-name="ro5">
          <table:table-cell office:value-type="string">
            <text:p>Physical structures and facilities</text:p>
          </table:table-cell>
          <table:table-cell office:value-type="string">
            <text:p>Medium: Open Street Map and Ordnance Survey data</text:p>
          </table:table-cell>
          <table:table-cell office:value-type="string">
            <text:p>High: personal travel depends on infrastructure</text:p>
          </table:table-cell>
          <table:table-cell office:value-type="string">
            <text:p>Medium: can affect local travel decisions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3-05T13:21:19</meta:creation-date>
    <dc:date>2013-03-05T17:18:15</dc:date>
    <dc:creator>Robin </dc:creator>
    <meta:editing-duration>PT3H41M47S</meta:editing-duration>
    <meta:editing-cycles>1</meta:editing-cycles>
    <meta:document-statistic meta:table-count="3" meta:cell-count="24" meta:object-count="0"/>
    <meta:generator>LibreOffice/3.5$Linux_X86_64 LibreOffice_project/350m1$Build-2</meta:generator>
  </office:meta>
</office:document-meta>
</file>